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aad" officeooo:paragraph-rsid="000f9a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rting :</text:p>
      <text:p text:style-name="P1"/>
      <text:p text:style-name="P1">#include &lt;stdio.h&gt;</text:p>
      <text:p text:style-name="P1">int main()</text:p>
      <text:p text:style-name="P1">{</text:p>
      <text:p text:style-name="P1"><text:s text:c="4"/>int A[100][4]; // Matrix for storing Process Id, Burst</text:p>
      <text:p text:style-name="P1"><text:s text:c="19"/>// Time, Average Waiting Time &amp; Average</text:p>
      <text:p text:style-name="P1"><text:s text:c="19"/>// Turn Around Time.</text:p>
      <text:p text:style-name="P1"><text:s text:c="4"/>int i, j, n, total = 0, index, temp;</text:p>
      <text:p text:style-name="P1"><text:s text:c="4"/>float avg_wt, avg_tat;</text:p>
      <text:p text:style-name="P1"><text:s text:c="4"/>printf("Enter number of process: ");</text:p>
      <text:p text:style-name="P1"><text:s text:c="4"/>scanf("%d", &amp;n);</text:p>
      <text:p text:style-name="P1"><text:s text:c="4"/>printf("Enter Burst Time:\n");</text:p>
      <text:p text:style-name="P1"><text:s text:c="4"/>// User Input Burst Time and alloting Process Id.</text:p>
      <text:p text:style-name="P1"><text:s text:c="4"/>for (i = 0; i &lt; n; i++) {</text:p>
      <text:p text:style-name="P1"><text:s text:c="8"/>printf("P%d: ", i + 1);</text:p>
      <text:p text:style-name="P1"><text:s text:c="8"/>scanf("%d", &amp;A[i][1]);</text:p>
      <text:p text:style-name="P1"><text:s text:c="8"/>A[i][0] = i + 1;</text:p>
      <text:p text:style-name="P1"><text:s text:c="4"/>}</text:p>
      <text:p text:style-name="P1"><text:s text:c="4"/>// Sorting process according to their Burst Time.</text:p>
      <text:p text:style-name="P1"><text:s text:c="4"/>for (i = 0; i &lt; n; i++) {</text:p>
      <text:p text:style-name="P1"><text:s text:c="8"/>index = i;</text:p>
      <text:p text:style-name="P1"><text:s text:c="8"/>for (j = i + 1; j &lt; n; j++)</text:p>
      <text:p text:style-name="P1"><text:s text:c="12"/>if (A[j][1] &lt; A[index][1])</text:p>
      <text:p text:style-name="P1"><text:s text:c="16"/>index = j;</text:p>
      <text:p text:style-name="P1"><text:s text:c="8"/>temp = A[i][1];</text:p>
      <text:p text:style-name="P1"><text:s text:c="8"/>A[i][1] = A[index][1];</text:p>
      <text:p text:style-name="P1"><text:s text:c="8"/>A[index][1] = temp;</text:p>
      <text:p text:style-name="P1"><text:s/></text:p>
      <text:p text:style-name="P1"><text:s text:c="8"/>temp = A[i][0];</text:p>
      <text:p text:style-name="P1"><text:s text:c="8"/>A[i][0] = A[index][0];</text:p>
      <text:p text:style-name="P1"><text:s text:c="8"/>A[index][0] = temp;</text:p>
      <text:p text:style-name="P1"><text:s text:c="4"/>}</text:p>
      <text:p text:style-name="P1"><text:s text:c="4"/>A[0][2] = 0;</text:p>
      <text:p text:style-name="P1"><text:s text:c="4"/>// Calculation of Waiting Times</text:p>
      <text:p text:style-name="P1"><text:s text:c="4"/>for (i = 1; i &lt; n; i++) {</text:p>
      <text:p text:style-name="P1"><text:s text:c="8"/>A[i][2] = 0;</text:p>
      <text:p text:style-name="P1"><text:s text:c="8"/>for (j = 0; j &lt; i; j++)</text:p>
      <text:p text:style-name="P1"><text:s text:c="12"/>A[i][2] += A[j][1];</text:p>
      <text:p text:style-name="P1"><text:s text:c="8"/>total += A[i][2];</text:p>
      <text:p text:style-name="P1"><text:s text:c="4"/>}</text:p>
      <text:p text:style-name="P1"><text:s text:c="4"/>avg_wt = (float)total / n;</text:p>
      <text:p text:style-name="P1"><text:s text:c="4"/>total = 0;</text:p>
      <text:p text:style-name="P1"><text:s text:c="4"/>printf("P <text:s text:c="4"/>BT <text:s text:c="4"/>WT <text:s text:c="4"/>TAT\n");</text:p>
      <text:p text:style-name="P1"><text:s text:c="4"/>// Calculation of Turn Around Time and printing the</text:p>
      <text:p text:style-name="P1"><text:s text:c="4"/>// data.</text:p>
      <text:p text:style-name="P1"><text:s text:c="4"/>for (i = 0; i &lt; n; i++) {</text:p>
      <text:p text:style-name="P1"><text:s text:c="8"/>A[i][3] = A[i][1] + A[i][2];</text:p>
      <text:p text:style-name="P1"><text:s text:c="8"/>total += A[i][3];</text:p>
      <text:p text:style-name="P1"><text:s text:c="8"/>printf("P%d <text:s text:c="4"/>%d <text:s text:c="4"/>%d <text:s text:c="5"/>%d\n", A[i][0],</text:p>
      <text:p text:style-name="P1"><text:s text:c="15"/>A[i][1], A[i][2], A[i][3]);</text:p>
      <text:p text:style-name="P1"><text:s text:c="4"/>}</text:p>
      <text:p text:style-name="P1"><text:soft-page-break/><text:s text:c="4"/>avg_tat = (float)total / n;</text:p>
      <text:p text:style-name="P1"><text:s text:c="4"/>printf("Average Waiting Time= %f", avg_wt);</text:p>
      <text:p text:style-name="P1"><text:s text:c="4"/>printf("\nAverage Turnaround Time= %f", avg_tat);</text:p>
      <text:p text:style-name="P1">}</text:p>
      <text:p text:style-name="P1"/>
      <text:p text:style-name="P1">Output:</text:p>
      <text:p text:style-name="P1">avcoe@avcoe-HP-Pro-3330-SFF:~$ gcc sorting.c</text:p>
      <text:p text:style-name="P1">avcoe@avcoe-HP-Pro-3330-SFF:~$ ./a.out</text:p>
      <text:p text:style-name="P1">Enter number of process: 5</text:p>
      <text:p text:style-name="P1">Enter Burst Time:</text:p>
      <text:p text:style-name="P1">P1: 4</text:p>
      <text:p text:style-name="P1">P2: 3</text:p>
      <text:p text:style-name="P1">P3: 1</text:p>
      <text:p text:style-name="P1">P4: 2</text:p>
      <text:p text:style-name="P1">P5: 5</text:p>
      <text:p text:style-name="P1">P <text:s text:c="4"/>BT <text:s text:c="4"/>WT <text:s text:c="4"/>TAT</text:p>
      <text:p text:style-name="P1">P3 <text:s text:c="4"/>1 <text:s text:c="4"/>0 <text:s text:c="5"/>1</text:p>
      <text:p text:style-name="P1">P4 <text:s text:c="4"/>2 <text:s text:c="4"/>1 <text:s text:c="5"/>3</text:p>
      <text:p text:style-name="P1">P2 <text:s text:c="4"/>3 <text:s text:c="4"/>3 <text:s text:c="5"/>6</text:p>
      <text:p text:style-name="P1">P1 <text:s text:c="4"/>4 <text:s text:c="4"/>6 <text:s text:c="5"/>10</text:p>
      <text:p text:style-name="P1">P5 <text:s text:c="4"/>5 <text:s text:c="4"/>10 <text:s text:c="5"/>15</text:p>
      <text:p text:style-name="P1">Average Waiting Time= 4.000000</text:p>
      <text:p text:style-name="P1">Average Turnaround Time= 7.000000avcoe@avcoe-HP-Pro-3330-SFF:~$ 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7T12:15:25.563278963</meta:creation-date>
    <dc:date>2022-11-07T12:17:01.324582135</dc:date>
    <meta:editing-duration>P0D</meta:editing-duration>
    <meta:editing-cycles>1</meta:editing-cycles>
    <meta:document-statistic meta:table-count="0" meta:image-count="0" meta:object-count="0" meta:page-count="2" meta:paragraph-count="74" meta:word-count="292" meta:character-count="2009" meta:non-whitespace-character-count="1281"/>
    <meta:generator>LibreOffice/4.2.8.2$Linux_X86_64 LibreOffice_project/420m0$Build-2</meta:generator>
  </office:meta>
</office:document-meta>
</file>